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1.138104677" calcext:value-type="float">
            <text:p>1,138104677</text:p>
          </table:table-cell>
          <table:table-cell office:value-type="float" office:value="0.5783587694" calcext:value-type="float">
            <text:p>0,5783587694</text:p>
          </table:table-cell>
          <table:table-cell office:value-type="float" office:value="0.001642036135" calcext:value-type="float">
            <text:p>0,0016420361</text:p>
          </table:table-cell>
          <table:table-cell office:value-type="float" office:value="0.00001578880801" calcext:value-type="float">
            <text:p>1,578880801E-00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2672" calcext:value-type="float">
            <text:p>32672</text:p>
          </table:table-cell>
          <table:table-cell office:value-type="float" office:value="1.069255829" calcext:value-type="float">
            <text:p>1,069255829</text:p>
          </table:table-cell>
          <table:table-cell office:value-type="float" office:value="0.5977703333" calcext:value-type="float">
            <text:p>0,5977703333</text:p>
          </table:table-cell>
          <table:table-cell office:value-type="float" office:value="0.0007700165152" calcext:value-type="float">
            <text:p>0,0007700165</text:p>
          </table:table-cell>
          <table:table-cell office:value-type="float" office:value="0.00001571462235" calcext:value-type="float">
            <text:p>1,571462235E-00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2783" calcext:value-type="float">
            <text:p>32783</text:p>
          </table:table-cell>
          <table:table-cell office:value-type="float" office:value="1.169734955" calcext:value-type="float">
            <text:p>1,169734955</text:p>
          </table:table-cell>
          <table:table-cell office:value-type="float" office:value="0.5961251855" calcext:value-type="float">
            <text:p>0,5961251855</text:p>
          </table:table-cell>
          <table:table-cell office:value-type="float" office:value="0.0005011589383" calcext:value-type="float">
            <text:p>0,0005011589</text:p>
          </table:table-cell>
          <table:table-cell office:value-type="float" office:value="0.00001566121682" calcext:value-type="float">
            <text:p>1,566121682E-00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2870" calcext:value-type="float">
            <text:p>32870</text:p>
          </table:table-cell>
          <table:table-cell office:value-type="float" office:value="1.051255822" calcext:value-type="float">
            <text:p>1,051255822</text:p>
          </table:table-cell>
          <table:table-cell office:value-type="float" office:value="0.5944841504" calcext:value-type="float">
            <text:p>0,5944841504</text:p>
          </table:table-cell>
          <table:table-cell office:value-type="float" office:value="0.0004998281947" calcext:value-type="float">
            <text:p>0,0004998282</text:p>
          </table:table-cell>
          <table:table-cell office:value-type="float" office:value="0.00001561963109" calcext:value-type="float">
            <text:p>1,561963109E-00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2969" calcext:value-type="float">
            <text:p>32969</text:p>
          </table:table-cell>
          <table:table-cell office:value-type="float" office:value="1.044579864" calcext:value-type="float">
            <text:p>1,044579864</text:p>
          </table:table-cell>
          <table:table-cell office:value-type="float" office:value="0.5923596025" calcext:value-type="float">
            <text:p>0,5923596025</text:p>
          </table:table-cell>
          <table:table-cell office:value-type="float" office:value="0.0004204625147" calcext:value-type="float">
            <text:p>0,0004204625</text:p>
          </table:table-cell>
          <table:table-cell office:value-type="float" office:value="0.00001557268479" calcext:value-type="float">
            <text:p>1,557268479E-00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3029" calcext:value-type="float">
            <text:p>33029</text:p>
          </table:table-cell>
          <table:table-cell office:value-type="float" office:value="1.344850898" calcext:value-type="float">
            <text:p>1,344850898</text:p>
          </table:table-cell>
          <table:table-cell office:value-type="float" office:value="0.5862329006" calcext:value-type="float">
            <text:p>0,5862329006</text:p>
          </table:table-cell>
          <table:table-cell office:value-type="float" office:value="0.0007772302488" calcext:value-type="float">
            <text:p>0,0007772302</text:p>
          </table:table-cell>
          <table:table-cell office:value-type="float" office:value="0.00001554460505" calcext:value-type="float">
            <text:p>1,554460505E-0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191" calcext:value-type="float">
            <text:p>33191</text:p>
          </table:table-cell>
          <table:table-cell office:value-type="float" office:value="1.320674539" calcext:value-type="float">
            <text:p>1,320674539</text:p>
          </table:table-cell>
          <table:table-cell office:value-type="float" office:value="0.5890347958" calcext:value-type="float">
            <text:p>0,5890347958</text:p>
          </table:table-cell>
          <table:table-cell office:value-type="float" office:value="0.001005444909" calcext:value-type="float">
            <text:p>0,0010054449</text:p>
          </table:table-cell>
          <table:table-cell office:value-type="float" office:value="0.00006187352847" calcext:value-type="float">
            <text:p>6,187352847E-005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3581" calcext:value-type="float">
            <text:p>33581</text:p>
          </table:table-cell>
          <table:table-cell office:value-type="float" office:value="1.527057767" calcext:value-type="float">
            <text:p>1,527057767</text:p>
          </table:table-cell>
          <table:table-cell office:value-type="float" office:value="0.5362952948" calcext:value-type="float">
            <text:p>0,5362952948</text:p>
          </table:table-cell>
          <table:table-cell office:value-type="float" office:value="0.001009405823" calcext:value-type="float">
            <text:p>0,0010094058</text:p>
          </table:table-cell>
          <table:table-cell office:value-type="float" office:value="0.00001529402834" calcext:value-type="float">
            <text:p>0,0000152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3930" calcext:value-type="float">
            <text:p>33930</text:p>
          </table:table-cell>
          <table:table-cell office:value-type="float" office:value="1.177391768" calcext:value-type="float">
            <text:p>1,177391768</text:p>
          </table:table-cell>
          <table:table-cell office:value-type="float" office:value="0.5791140199" calcext:value-type="float">
            <text:p>0,5791140199</text:p>
          </table:table-cell>
          <table:table-cell office:value-type="float" office:value="0.0004845254589" calcext:value-type="float">
            <text:p>0,0004845255</text:p>
          </table:table-cell>
          <table:table-cell office:value-type="float" office:value="0.00001514142059" calcext:value-type="float">
            <text:p>1,514142059E-005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4085" calcext:value-type="float">
            <text:p>34085</text:p>
          </table:table-cell>
          <table:table-cell office:value-type="float" office:value="1.176213861" calcext:value-type="float">
            <text:p>1,176213861</text:p>
          </table:table-cell>
          <table:table-cell office:value-type="float" office:value="0.5775040388" calcext:value-type="float">
            <text:p>0,5775040388</text:p>
          </table:table-cell>
          <table:table-cell office:value-type="float" office:value="0.0006632999284" calcext:value-type="float">
            <text:p>0,0006632999</text:p>
          </table:table-cell>
          <table:table-cell office:value-type="float" office:value="0.00003014999675" calcext:value-type="float">
            <text:p>0,00003015</text:p>
          </table:table-cell>
        </table:table-row>
        <table:table-row table:style-name="ro3">
          <table:table-cell table:number-columns-repeated="2"/>
          <table:table-cell table:formula="of:=AVERAGE([.C2:.C11])" office:value-type="float" office:value="1.201911998" calcext:value-type="float">
            <text:p>1,201911998</text:p>
          </table:table-cell>
          <table:table-cell table:formula="of:=AVERAGE([.D2:.D11])" office:value-type="float" office:value="0.5827279091" calcext:value-type="float">
            <text:p>0,5827279091</text:p>
          </table:table-cell>
          <table:table-cell table:formula="of:=AVERAGE([.E2:.E11])" office:value-type="float" office:value="0.0007773408666" calcext:value-type="float">
            <text:p>0,0007773409</text:p>
          </table:table-cell>
          <table:table-cell table:formula="of:=AVERAGE([.F2:.F11])" office:value-type="float" office:value="0.000021636054226" calcext:value-type="float">
            <text:p>2,1636054226E-005</text:p>
          </table:table-cell>
        </table:table-row>
        <table:table-row table:style-name="ro3" table:number-rows-repeated="1048563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28:27.873107875</dc:date>
    <meta:document-statistic meta:table-count="1" meta:cell-count="70" meta:object-count="0"/>
    <meta:generator>LibreOffice/4.1.4.2$Linux_X86_64 LibreOffice_project/410m0$Build-2</meta:generator>
  </office:meta>
</office:document-meta>
</file>